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BRIAN HANNIGAN — RESUME LIBRARY MASTER v3.0</text:h>
      <text:p>Generated: 2026-02-20</text:p>
      <text:p>Expanded Structured Career Database with Timeline, Skill Matrix, ATS Index</text:p>
      <text:p/>
      <text:h text:outline-level="2">APPENDIX A — CAREER TIMELINE</text:h>
      <text:p>2025–Present: Log(N) Pacific — Cyber Security Support Analyst (Vulnerability Management &amp; SecOps)</text:p>
      <text:p>2011–2025: UTRS, Inc — Senior Software Engineer / Simulation Systems Architect</text:p>
      <text:p>1995–2010: Consulting &amp; Enterprise Engineering Roles (ERP, SharePoint, ASP.NET, Lotus Notes)</text:p>
      <text:p/>
      <text:h text:outline-level="2">APPENDIX B — ROLE TO SKILL MATRIX</text:h>
      <text:p>Log(N): Tenable, DISA STIG, PowerShell Automation, Microsoft Defender, Sentinel, KQL, NSG Controls</text:p>
      <text:p>UTRS: Secure Systems Engineering, STIG Hardening, Unity/Unreal, SDLC Leadership, Automation Scripting</text:p>
      <text:p>Consulting: ERP Systems, ASP.NET, SharePoint, Enterprise Migration, Process Optimization (77% reduction)</text:p>
      <text:p/>
      <text:h text:outline-level="2">APPENDIX C — ATS KEYWORD INDEX</text:h>
      <text:p>SIEM, Sentinel, KQL, Tenable, Vulnerability Management, DISA STIG, Secure Configuration, PowerShell, Detection Engineering, Incident Response, Threat Hunting, DevSecOps, Azure, Windows Server, Linux, Unity 3D, Unreal Engine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